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28.2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4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55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56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57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58" style:family="table-cell" style:parent-style-name="Default">
      <style:table-cell-properties fo:border="0.31pt solid #000000"/>
    </style:style>
    <style:style style:name="ce60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61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62" style:family="table-cell" style:parent-style-name="Default" style:data-style-name="N20003"/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5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8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50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="none"/>
    </style:style>
    <style:style style:name="ce64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65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66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68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69" style:family="table-cell" style:parent-style-name="Default">
      <style:table-cell-properties fo:border="0.31pt solid #000000"/>
    </style:style>
    <style:style style:name="ce70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71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75" style:family="table-cell" style:parent-style-name="Default" style:data-style-name="N20003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7" table:number-columns-repeated="5" table:default-cell-style-name="ce45"/>
        <table:table-column table:style-name="co7" table:default-cell-style-name="ce42"/>
        <table:table-column table:style-name="co7" table:number-columns-repeated="1014" table:default-cell-style-name="ce45"/>
        <table:table-row table:style-name="ro2">
          <table:table-cell table:style-name="ce38" office:value-type="string" calcext:value-type="string" table:number-columns-spanned="2" table:number-rows-spanned="1">
            <text:p>仕訳日記帳生成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次年度繰越</text:p>
          </table:table-cell>
          <table:table-cell table:style-name="ce18" office:value-type="string" calcext:value-type="string">
            <text:p>賃借対照表</text:p>
          </table:table-cell>
          <table:table-cell table:style-name="ce18" table:number-columns-repeated="4"/>
          <table:table-cell table:style-name="ce37"/>
          <table:table-cell table:number-columns-repeated="8"/>
          <table:table-cell table:style-name="ce1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8" office:value-type="string" calcext:value-type="string" table:number-columns-spanned="2" table:number-rows-spanned="1">
            <text:p>総勘定元帳生成</text:p>
          </table:table-cell>
          <table:covered-table-cell table:style-name="ce18"/>
          <table:table-cell table:style-name="ce18"/>
          <table:table-cell table:style-name="ce26"/>
          <table:table-cell table:style-name="ce67" office:value-type="string" calcext:value-type="string">
            <text:p>資産の部</text:p>
          </table:table-cell>
          <table:table-cell table:style-name="ce18" table:number-columns-repeated="4"/>
          <table:table-cell table:style-name="ce37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43" office:value-type="string" calcext:value-type="string" table:number-columns-spanned="2" table:number-rows-spanned="1">
            <text:p>全補助元帳生成</text:p>
          </table:table-cell>
          <table:covered-table-cell table:style-name="ce18"/>
          <table:table-cell/>
          <table:table-cell table:style-name="ce18" office:value-type="string" calcext:value-type="string">
            <text:p>科目</text:p>
          </table:table-cell>
          <table:table-cell table:style-name="ce18" office:value-type="string" calcext:value-type="string">
            <text:p>現金</text:p>
          </table:table-cell>
          <table:table-cell table:style-name="ce18" office:value-type="string" calcext:value-type="string">
            <text:p>当座預金</text:p>
          </table:table-cell>
          <table:table-cell table:style-name="ce18" office:value-type="string" calcext:value-type="string">
            <text:p>定期預金</text:p>
          </table:table-cell>
          <table:table-cell table:style-name="ce18" office:value-type="string" calcext:value-type="string">
            <text:p>その他の預金</text:p>
          </table:table-cell>
          <table:table-cell table:style-name="ce18" office:value-type="string" calcext:value-type="string">
            <text:p>受取手形</text:p>
          </table:table-cell>
          <table:table-cell table:style-name="ce3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8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18" office:value-type="string" calcext:value-type="string">
            <text:p>補助科目</text:p>
          </table:table-cell>
          <table:table-cell table:style-name="ce18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1005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8" office:value-type="float" office:value="190" calcext:value-type="float">
            <text:p>190</text:p>
          </table:covered-table-cell>
          <table:table-cell table:style-name="ce18" office:value-type="string" calcext:value-type="string">
            <text:p>取引日</text:p>
          </table:table-cell>
          <table:table-cell table:style-name="ce18" office:value-type="string" calcext:value-type="string">
            <text:p>摘要/小計</text:p>
          </table:table-cell>
          <table:table-cell table:style-name="ce72" office:value-type="float" office:value="-54" calcext:value-type="float">
            <text:p>-54</text:p>
          </table:table-cell>
          <table:table-cell table:style-name="ce72" office:value-type="float" office:value="834" calcext:value-type="float">
            <text:p>8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6"/>
          <table:table-cell table:style-name="ce49" office:value-type="float" office:value="9" calcext:value-type="float">
            <text:p>9</text:p>
          </table:table-cell>
          <table:table-cell table:style-name="ce51" office:value-type="date" office:date-value="2018-01-01" calcext:value-type="date">
            <text:p>2018/1/1</text:p>
          </table:table-cell>
          <table:table-cell table:style-name="ce18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3"/>
          <table:table-cell table:style-name="ce48"/>
          <table:table-cell table:style-name="ce73" table:number-columns-repeated="2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date" office:date-value="2018-10-02" calcext:value-type="date">
            <text:p>2018-10-02</text:p>
          </table:table-cell>
          <table:table-cell/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59" office:value-type="date" office:date-value="2018-10-02" calcext:value-type="date">
            <text:p>2018-10-02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style-name="ce73" table:number-columns-repeated="4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5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5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5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48"/>
          <table:table-cell table:style-name="ce74" table:number-columns-repeated="39"/>
          <table:table-cell table:style-name="ce26"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5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date" office:date-value="2018-10-27" calcext:value-type="date">
            <text:p>2018-10-27</text:p>
          </table:table-cell>
          <table:table-cell table:style-name="ce27"/>
          <table:table-cell table:style-name="ce36" office:value-type="float" office:value="-2" calcext:value-type="float">
            <text:p>-2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50"/>
          <table:table-cell table:style-name="ce36" table:number-columns-repeated="39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5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 office:value-type="float" office:value="-11" calcext:value-type="float">
            <text:p>-1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table:style-name="ce49" office:value-type="float" office:value="17" calcext:value-type="float">
            <text:p>17</text:p>
          </table:table-cell>
          <table:table-cell table:style-name="ce5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48"/>
          <table:table-cell table:style-name="ce73" table:number-columns-repeated="39"/>
          <table:table-cell table:number-columns-repeated="975"/>
        </table:table-row>
        <table:table-row table:style-name="ro3" table:number-rows-repeated="104854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2">
        <table:table-column table:style-name="co6" table:default-cell-style-name="ce65"/>
        <table:table-column table:style-name="co6" table:default-cell-style-name="ce64"/>
        <table:table-column table:style-name="co6" table:default-cell-style-name="ce65"/>
        <table:table-column table:style-name="co6" table:default-cell-style-name="ce64"/>
        <table:table-column table:style-name="co6" table:default-cell-style-name="ce65"/>
        <table:table-column table:style-name="co6" table:default-cell-style-name="ce64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64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64"/>
          <table:table-cell/>
          <table:table-cell table:style-name="ce64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65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 table:style-name="ce69"/>
          <table:table-cell table:style-name="ce70"/>
          <table:table-cell table:style-name="ce69"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</table:table-row>
        <table:table-row table:style-name="ro4">
          <table:table-cell/>
          <table:table-cell table:style-name="ce65"/>
          <table:table-cell/>
          <table:table-cell table:style-name="ce69"/>
          <table:table-cell table:style-name="ce71"/>
          <table:table-cell table:style-name="ce69"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70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  <table:table-cell/>
          <table:table-cell table:style-name="ce75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  <table:table-row table:style-name="ro4">
          <table:table-cell table:style-name="ce66"/>
          <table:table-cell/>
          <table:table-cell table:style-name="ce68"/>
          <table:table-cell/>
          <table:table-cell table:style-name="ce64"/>
          <table:table-cell table:number-columns-repeated="40"/>
        </table:table-row>
        <table:table-row table:style-name="ro4"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39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00/00/00</text:date>, <text:time style:data-style-name="N2" text:time-value="00:20:22.462230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0T00:26:02.571841002</dc:date>
    <meta:editing-duration>P1DT16H4M51S</meta:editing-duration>
    <meta:editing-cycles>239</meta:editing-cycles>
    <meta:document-statistic meta:table-count="2" meta:cell-count="176" meta:object-count="0"/>
  </office:meta>
</office:document-meta>
</file>